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12.595415mm" fo:page-width="10.890451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none" draw:stroke="solid" svg:stroke-color="#000000" draw:stroke-linejoin="miter" svg:stroke-opacity="100.0%" svg:stroke-width="0.120581985mm"/>
    </style:style>
    <style:style style:family="graphic" style:name="style-3">
      <style:graphic-properties draw:fill="none" draw:stroke="solid" svg:stroke-color="#000000" draw:stroke-linejoin="round" svg:stroke-opacity="100.0%" svg:stroke-width="0.120581836mm"/>
    </style:style>
    <style:style style:family="graphic" style:name="style-4">
      <style:graphic-properties draw:fill="none" draw:stroke="solid" svg:stroke-color="#000000" draw:stroke-linejoin="round" svg:stroke-opacity="100.0%" svg:stroke-width="0.120581836mm"/>
    </style:style>
  </office:automatic-styles>
  <office:body>
    <office:drawing>
      <draw:page draw:master-page-name="Default" draw:name="page1" draw:style-name="DP1">
        <draw:g draw:id="svg1">
          <draw:g draw:id="g869">
            <draw:path svg:d="M 363.74454 0.109812416 C 131.31223 5.6117373 -46.75506 168.44012 10.951164 417.81442 C 11.019191 418.10754 11.304219 418.36267 11.37265 418.6574 C 18.147308 504.6607 89.70806 572.5038 177.44273 572.5038 C 269.647 572.5038 344.3556 497.795 344.3556 405.59055 C 344.3556 324.32693 286.3934 256.56702 209.47646 241.6285 C 178.82507 230.7829 132.85425 206.12355 134.87144 166.60158 C 135.80121 146.93143 158.76433 111.2537 195.56703 93.26142 C 240.2962 72.270294 286.41922 60.911167 332.97525 70.500374 C 403.5483 83.38396 584.02844 212.97633 598.09717 437.62427 C 606.1726 608.1888 510.3639 838.4743 416.85318 947.6367 C 266.10394 1119.7039 23.931637 1226.586 47.621445 1245.6353 C 68.88428 1264.6846 354.8029 1134.0005 503.68167 969.97546 C 685.3671 773.23926 775.30994 609.24976 766.6959 409.8054 C 761.51495 210.36183 607.107 -5.5689425 363.74454 0.109812416 z" svg:height="12.474838mm" draw:style-name="style-2" svg:viewBox="0.0 0.0 767.2612 1247.4839" svg:width="7.6726127mm" svg:x="0.06029186mm" svg:y="0.06027571mm"/>
            <draw:path svg:d="M 263.6104 123.56736 C 263.6104 191.81174 204.5992 247.13475 131.80515 247.13475 C 59.011215 247.13475 0.0 191.81174 0.0 123.56736 C 0.0 55.322987 59.011215 0.0 131.80515 0.0 C 204.5992 0.0 263.6104 55.322987 263.6104 123.56736 z" svg:height="2.4713476mm" draw:style-name="style-3" svg:viewBox="0.0 0.0 263.6104 247.13475" svg:width="2.636104mm" svg:x="8.194056mm" svg:y="1.285421mm"/>
            <draw:path svg:d="M 263.6104 123.56736 C 263.6104 191.81174 204.5992 247.13475 131.80515 247.13475 C 59.011215 247.13475 0.0 191.81174 0.0 123.56736 C 0.0 55.322987 59.011215 0.0 131.80515 0.0 C 204.5992 0.0 263.6104 55.322987 263.6104 123.56736 z" svg:height="2.4713476mm" draw:style-name="style-4" svg:viewBox="0.0 0.0 263.6104 247.13475" svg:width="2.636104mm" svg:x="8.194056mm" svg:y="4.736906mm"/>
          </draw:g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/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12.595415mm" fo:page-width="10.890451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